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084cm"/>
    </style:style>
    <style:style style:name="co4" style:family="table-column">
      <style:table-column-properties fo:break-before="auto" style:column-width="4.849cm"/>
    </style:style>
    <style:style style:name="co5" style:family="table-column">
      <style:table-column-properties fo:break-before="auto" style:column-width="6.107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4.89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182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547cm" fo:break-before="auto" style:use-optimal-row-height="true"/>
    </style:style>
    <style:style style:name="ro5" style:family="table-row">
      <style:table-row-properties style:row-height="0.564cm" fo:break-before="auto" style:use-optimal-row-height="true"/>
    </style:style>
    <style:style style:name="ro6" style:family="table-row">
      <style:table-row-properties style:row-height="1.076cm" fo:break-before="auto" style:use-optimal-row-height="false"/>
    </style:style>
    <style:style style:name="ro7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 fo:wrap-option="wrap" fo:border="0.99pt double #000000" style:border-line-width="0.026cm 0.004cm 0.053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99pt double #000000" style:border-line-width="0.026cm 0.004cm 0.053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2" style:family="table-cell" style:parent-style-name="Обычный_20_2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Обычный_20_2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Обычный_20_2">
      <style:table-cell-properties style:diagonal-bl-tr="none" style:diagonal-tl-br="none" style:text-align-source="fix" style:repeat-content="false" fo:wrap-option="no-wrap" fo:border="0.99pt double #000000" style:border-line-width="0.026cm 0.004cm 0.053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6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3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Обычный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Обычный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Обычный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3" draw:style-name="gr1" draw:text-style-name="P1" svg:width="19.208cm" svg:height="11.395cm" svg:x="39.863cm" svg:y="56.237cm">
            <draw:object draw:notify-on-update-of-ranges="Sheet1.R102:Sheet1.R123 Sheet1.S102:Sheet1.S1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5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Таблица 1. Зависимость интенсивности прошедшей волны от величины зазора</text:p>
          </table:table-cell>
          <table:covered-table-cell table:style-name="ce1"/>
          <table:table-cell/>
          <table:table-cell table:style-name="ce9" office:value-type="string" calcext:value-type="string" table:number-columns-spanned="2" table:number-rows-spanned="1">
            <text:p>Таблица 2. Зависимость интенсивности отраженной волны от величины зазора</text:p>
          </table:table-cell>
          <table:covered-table-cell table:style-name="ce9"/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3">
          <table:table-cell/>
          <table:table-cell table:style-name="ce2" office:value-type="string" calcext:value-type="string">
            <text:p>Показания микрометра, мм</text:p>
          </table:table-cell>
          <table:table-cell table:style-name="ce5" office:value-type="string" calcext:value-type="string">
            <text:p>Показания амперметра, А×10⁻⁵</text:p>
          </table:table-cell>
          <table:table-cell/>
          <table:table-cell table:style-name="ce10" office:value-type="string" calcext:value-type="string">
            <text:p>Показания микрометра, мм</text:p>
          </table:table-cell>
          <table:table-cell table:style-name="ce13" office:value-type="string" calcext:value-type="string">
            <text:p>Показания амперметра, А×10⁻⁵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9.34" calcext:value-type="float">
            <text:p>9,34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style-name="ce11" office:value-type="float" office:value="15" calcext:value-type="float">
            <text:p>15,00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13"/>
          <table:table-cell table:style-name="ce28" table:number-columns-repeated="4"/>
          <table:table-cell table:style-name="ce31"/>
          <table:table-cell table:style-name="ce33" table:number-columns-repeated="3"/>
          <table:table-cell table:style-name="ce31"/>
          <table:table-cell table:style-name="ce33" table:number-columns-repeated="3"/>
          <table:table-cell table:style-name="ce31"/>
          <table:table-cell table:number-columns-repeated="32"/>
        </table:table-row>
        <table:table-row table:style-name="ro4">
          <table:table-cell/>
          <table:table-cell table:style-name="ce3" office:value-type="float" office:value="9.6" calcext:value-type="float">
            <text:p>9,60</text:p>
          </table:table-cell>
          <table:table-cell table:style-name="ce6" office:value-type="float" office:value="85" calcext:value-type="float">
            <text:p>85</text:p>
          </table:table-cell>
          <table:table-cell/>
          <table:table-cell table:style-name="ce11" office:value-type="float" office:value="14.77" calcext:value-type="float">
            <text:p>14,77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3"/>
          <table:table-cell table:style-name="ce28" table:number-columns-repeated="4"/>
          <table:table-cell table:style-name="ce32" table:number-columns-repeated="9"/>
          <table:table-cell table:number-columns-repeated="32"/>
        </table:table-row>
        <table:table-row table:style-name="ro4">
          <table:table-cell/>
          <table:table-cell table:style-name="ce3" office:value-type="float" office:value="9.66" calcext:value-type="float">
            <text:p>9,66</text:p>
          </table:table-cell>
          <table:table-cell table:style-name="ce6" office:value-type="float" office:value="84" calcext:value-type="float">
            <text:p>84</text:p>
          </table:table-cell>
          <table:table-cell/>
          <table:table-cell table:style-name="ce11" office:value-type="float" office:value="14.58" calcext:value-type="float">
            <text:p>14,5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13"/>
          <table:table-cell table:style-name="ce28" table:number-columns-repeated="4"/>
          <table:table-cell table:style-name="ce32" table:number-columns-repeated="9"/>
          <table:table-cell table:number-columns-repeated="32"/>
        </table:table-row>
        <table:table-row table:style-name="ro4">
          <table:table-cell/>
          <table:table-cell table:style-name="ce3" office:value-type="float" office:value="9.85" calcext:value-type="float">
            <text:p>9,85</text:p>
          </table:table-cell>
          <table:table-cell table:style-name="ce6" office:value-type="float" office:value="83" calcext:value-type="float">
            <text:p>83</text:p>
          </table:table-cell>
          <table:table-cell/>
          <table:table-cell table:style-name="ce11" office:value-type="float" office:value="14.45" calcext:value-type="float">
            <text:p>14,45</text:p>
          </table:table-cell>
          <table:table-cell table:style-name="ce14" office:value-type="float" office:value="82" calcext:value-type="float">
            <text:p>82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9.89" calcext:value-type="float">
            <text:p>9,8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style-name="ce11" office:value-type="float" office:value="14.31" calcext:value-type="float">
            <text:p>14,3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9.94" calcext:value-type="float">
            <text:p>9,94</text:p>
          </table:table-cell>
          <table:table-cell table:style-name="ce6" office:value-type="float" office:value="80" calcext:value-type="float">
            <text:p>80</text:p>
          </table:table-cell>
          <table:table-cell/>
          <table:table-cell table:style-name="ce11" office:value-type="float" office:value="14.09" calcext:value-type="float">
            <text:p>14,09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9.97" calcext:value-type="float">
            <text:p>9,97</text:p>
          </table:table-cell>
          <table:table-cell table:style-name="ce6" office:value-type="float" office:value="79" calcext:value-type="float">
            <text:p>79</text:p>
          </table:table-cell>
          <table:table-cell/>
          <table:table-cell table:style-name="ce11" office:value-type="float" office:value="13.59" calcext:value-type="float">
            <text:p>13,59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01" calcext:value-type="float">
            <text:p>10,01</text:p>
          </table:table-cell>
          <table:table-cell table:style-name="ce6" office:value-type="float" office:value="78" calcext:value-type="float">
            <text:p>78</text:p>
          </table:table-cell>
          <table:table-cell/>
          <table:table-cell table:style-name="ce11" office:value-type="float" office:value="13.44" calcext:value-type="float">
            <text:p>13,44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05" calcext:value-type="float">
            <text:p>10,05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style-name="ce11" office:value-type="float" office:value="13.31" calcext:value-type="float">
            <text:p>13,31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08" calcext:value-type="float">
            <text:p>10,08</text:p>
          </table:table-cell>
          <table:table-cell table:style-name="ce6" office:value-type="float" office:value="75" calcext:value-type="float">
            <text:p>75</text:p>
          </table:table-cell>
          <table:table-cell/>
          <table:table-cell table:style-name="ce11" office:value-type="float" office:value="13.09" calcext:value-type="float">
            <text:p>13,09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09" calcext:value-type="float">
            <text:p>10,0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style-name="ce11" office:value-type="float" office:value="12.97" calcext:value-type="float">
            <text:p>12,9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12" calcext:value-type="float">
            <text:p>10,12</text:p>
          </table:table-cell>
          <table:table-cell table:style-name="ce6" office:value-type="float" office:value="73" calcext:value-type="float">
            <text:p>73</text:p>
          </table:table-cell>
          <table:table-cell/>
          <table:table-cell table:style-name="ce11" office:value-type="float" office:value="12.9" calcext:value-type="float">
            <text:p>12,90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3"/>
          <table:table-cell table:style-name="ce28" table:number-columns-repeated="3"/>
          <table:table-cell table:style-name="ce29"/>
          <table:table-cell table:style-name="ce32" table:number-columns-repeated="2"/>
          <table:table-cell table:number-columns-repeated="39"/>
        </table:table-row>
        <table:table-row table:style-name="ro4">
          <table:table-cell/>
          <table:table-cell table:style-name="ce3" office:value-type="float" office:value="10.14" calcext:value-type="float">
            <text:p>10,14</text:p>
          </table:table-cell>
          <table:table-cell table:style-name="ce6" office:value-type="float" office:value="72" calcext:value-type="float">
            <text:p>72</text:p>
          </table:table-cell>
          <table:table-cell/>
          <table:table-cell table:style-name="ce11" office:value-type="float" office:value="12.69" calcext:value-type="float">
            <text:p>12,69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3"/>
          <table:table-cell table:style-name="ce28" table:number-columns-repeated="3"/>
          <table:table-cell table:style-name="ce30"/>
          <table:table-cell table:style-name="ce33"/>
          <table:table-cell table:style-name="ce31"/>
          <table:table-cell table:number-columns-repeated="39"/>
        </table:table-row>
        <table:table-row table:style-name="ro4">
          <table:table-cell/>
          <table:table-cell table:style-name="ce3" office:value-type="float" office:value="10.18" calcext:value-type="float">
            <text:p>10,18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style-name="ce11" office:value-type="float" office:value="12.42" calcext:value-type="float">
            <text:p>12,4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3"/>
          <table:table-cell table:style-name="ce28" table:number-columns-repeated="3"/>
          <table:table-cell table:style-name="ce29"/>
          <table:table-cell table:style-name="ce32" table:number-columns-repeated="2"/>
          <table:table-cell table:number-columns-repeated="39"/>
        </table:table-row>
        <table:table-row table:style-name="ro4">
          <table:table-cell/>
          <table:table-cell table:style-name="ce3" office:value-type="float" office:value="10.21" calcext:value-type="float">
            <text:p>10,21</text:p>
          </table:table-cell>
          <table:table-cell table:style-name="ce6" office:value-type="float" office:value="69" calcext:value-type="float">
            <text:p>69</text:p>
          </table:table-cell>
          <table:table-cell/>
          <table:table-cell table:style-name="ce11" office:value-type="float" office:value="12.2" calcext:value-type="float">
            <text:p>12,20</text:p>
          </table:table-cell>
          <table:table-cell table:style-name="ce14" office:value-type="float" office:value="59" calcext:value-type="float">
            <text:p>59</text:p>
          </table:table-cell>
          <table:table-cell table:number-columns-repeated="13"/>
          <table:table-cell table:style-name="ce28" table:number-columns-repeated="3"/>
          <table:table-cell table:style-name="ce29"/>
          <table:table-cell table:style-name="ce32" table:number-columns-repeated="2"/>
          <table:table-cell table:number-columns-repeated="39"/>
        </table:table-row>
        <table:table-row table:style-name="ro4">
          <table:table-cell/>
          <table:table-cell table:style-name="ce3" office:value-type="float" office:value="10.25" calcext:value-type="float">
            <text:p>10,25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style-name="ce11" office:value-type="float" office:value="12.11" calcext:value-type="float">
            <text:p>12,11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13"/>
          <table:table-cell table:style-name="ce28" table:number-columns-repeated="3"/>
          <table:table-cell table:style-name="ce29"/>
          <table:table-cell table:style-name="ce32" table:number-columns-repeated="2"/>
          <table:table-cell table:number-columns-repeated="39"/>
        </table:table-row>
        <table:table-row table:style-name="ro4">
          <table:table-cell/>
          <table:table-cell table:style-name="ce3" office:value-type="float" office:value="10.36" calcext:value-type="float">
            <text:p>10,36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style-name="ce11" office:value-type="float" office:value="11.93" calcext:value-type="float">
            <text:p>11,93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4" calcext:value-type="float">
            <text:p>10,40</text:p>
          </table:table-cell>
          <table:table-cell table:style-name="ce6" office:value-type="float" office:value="64" calcext:value-type="float">
            <text:p>64</text:p>
          </table:table-cell>
          <table:table-cell/>
          <table:table-cell table:style-name="ce11" office:value-type="float" office:value="11.82" calcext:value-type="float">
            <text:p>11,82</text:p>
          </table:table-cell>
          <table:table-cell table:style-name="ce14" office:value-type="float" office:value="53" calcext:value-type="float">
            <text:p>53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49" calcext:value-type="float">
            <text:p>10,49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11" office:value-type="float" office:value="11.59" calcext:value-type="float">
            <text:p>11,59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55" calcext:value-type="float">
            <text:p>10,55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style-name="ce11" office:value-type="float" office:value="11.55" calcext:value-type="float">
            <text:p>11,55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58" calcext:value-type="float">
            <text:p>10,58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style-name="ce11" office:value-type="float" office:value="11.3" calcext:value-type="float">
            <text:p>11,30</text:p>
          </table:table-cell>
          <table:table-cell table:style-name="ce14" office:value-type="float" office:value="47" calcext:value-type="float">
            <text:p>47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63" calcext:value-type="float">
            <text:p>10,63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style-name="ce11" office:value-type="float" office:value="11.22" calcext:value-type="float">
            <text:p>11,22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3"/>
          <table:table-cell table:style-name="ce28" table:number-columns-repeated="4"/>
          <table:table-cell table:number-columns-repeated="41"/>
        </table:table-row>
        <table:table-row table:style-name="ro4">
          <table:table-cell/>
          <table:table-cell table:style-name="ce3" office:value-type="float" office:value="10.71" calcext:value-type="float">
            <text:p>10,71</text:p>
          </table:table-cell>
          <table:table-cell table:style-name="ce6" office:value-type="float" office:value="55" calcext:value-type="float">
            <text:p>55</text:p>
          </table:table-cell>
          <table:table-cell/>
          <table:table-cell table:style-name="ce11" office:value-type="float" office:value="11.06" calcext:value-type="float">
            <text:p>11,06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1"/>
          <table:table-cell table:style-name="ce19" table:number-columns-repeated="2"/>
          <table:table-cell table:number-columns-repeated="45"/>
        </table:table-row>
        <table:table-row table:style-name="ro4">
          <table:table-cell/>
          <table:table-cell table:style-name="ce3" office:value-type="float" office:value="10.77" calcext:value-type="float">
            <text:p>10,77</text:p>
          </table:table-cell>
          <table:table-cell table:style-name="ce6" office:value-type="float" office:value="53" calcext:value-type="float">
            <text:p>53</text:p>
          </table:table-cell>
          <table:table-cell/>
          <table:table-cell table:style-name="ce11" office:value-type="float" office:value="10.99" calcext:value-type="float">
            <text:p>10,99</text:p>
          </table:table-cell>
          <table:table-cell table:style-name="ce14" office:value-type="float" office:value="41" calcext:value-type="float">
            <text:p>41</text:p>
          </table:table-cell>
          <table:table-cell table:number-columns-repeated="11"/>
          <table:table-cell table:style-name="ce19" table:number-columns-repeated="2"/>
          <table:table-cell table:number-columns-repeated="45"/>
        </table:table-row>
        <table:table-row table:style-name="ro4">
          <table:table-cell/>
          <table:table-cell table:style-name="ce3" office:value-type="float" office:value="10.82" calcext:value-type="float">
            <text:p>10,82</text:p>
          </table:table-cell>
          <table:table-cell table:style-name="ce6" office:value-type="float" office:value="51" calcext:value-type="float">
            <text:p>51</text:p>
          </table:table-cell>
          <table:table-cell/>
          <table:table-cell table:style-name="ce11" office:value-type="float" office:value="10.93" calcext:value-type="float">
            <text:p>10,93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11"/>
          <table:table-cell table:style-name="ce19" table:number-columns-repeated="2"/>
          <table:table-cell table:number-columns-repeated="45"/>
        </table:table-row>
        <table:table-row table:style-name="ro4">
          <table:table-cell/>
          <table:table-cell table:style-name="ce3" office:value-type="float" office:value="10.94" calcext:value-type="float">
            <text:p>10,94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table:style-name="ce11" office:value-type="float" office:value="10.76" calcext:value-type="float">
            <text:p>10,76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11"/>
          <table:table-cell table:style-name="ce19" table:number-columns-repeated="2"/>
          <table:table-cell table:number-columns-repeated="45"/>
        </table:table-row>
        <table:table-row table:style-name="ro4">
          <table:table-cell/>
          <table:table-cell table:style-name="ce3" office:value-type="float" office:value="10.99" calcext:value-type="float">
            <text:p>10,99</text:p>
          </table:table-cell>
          <table:table-cell table:style-name="ce6" office:value-type="float" office:value="47" calcext:value-type="float">
            <text:p>47</text:p>
          </table:table-cell>
          <table:table-cell/>
          <table:table-cell table:style-name="ce11" office:value-type="float" office:value="10.72" calcext:value-type="float">
            <text:p>10,72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58"/>
        </table:table-row>
        <table:table-row table:style-name="ro5">
          <table:table-cell/>
          <table:table-cell table:style-name="ce3" office:value-type="float" office:value="11.02" calcext:value-type="float">
            <text:p>11,02</text:p>
          </table:table-cell>
          <table:table-cell table:style-name="ce6" office:value-type="float" office:value="45" calcext:value-type="float">
            <text:p>45</text:p>
          </table:table-cell>
          <table:table-cell/>
          <table:table-cell table:style-name="ce12" office:value-type="float" office:value="10.65" calcext:value-type="float">
            <text:p>10,6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58"/>
        </table:table-row>
        <table:table-row table:style-name="ro4">
          <table:table-cell/>
          <table:table-cell table:style-name="ce3" office:value-type="float" office:value="11.24" calcext:value-type="float">
            <text:p>11,24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61"/>
        </table:table-row>
        <table:table-row table:style-name="ro4">
          <table:table-cell/>
          <table:table-cell table:style-name="ce3" office:value-type="float" office:value="11.37" calcext:value-type="float">
            <text:p>11,37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61"/>
        </table:table-row>
        <table:table-row table:style-name="ro4">
          <table:table-cell/>
          <table:table-cell table:style-name="ce3" office:value-type="float" office:value="11.51" calcext:value-type="float">
            <text:p>11,51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61"/>
        </table:table-row>
        <table:table-row table:style-name="ro4">
          <table:table-cell/>
          <table:table-cell table:style-name="ce3" office:value-type="float" office:value="11.69" calcext:value-type="float">
            <text:p>11,69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61"/>
        </table:table-row>
        <table:table-row table:style-name="ro5">
          <table:table-cell/>
          <table:table-cell table:style-name="ce4" office:value-type="float" office:value="11.9" calcext:value-type="float">
            <text:p>11,9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8" office:value-type="string" calcext:value-type="string">
            <text:p>T(l)</text:p>
          </table:table-cell>
          <table:table-cell/>
          <table:table-cell table:style-name="ce8" office:value-type="string" calcext:value-type="string">
            <text:p>T(l)</text:p>
          </table:table-cell>
          <table:table-cell table:number-columns-repeated="2"/>
          <table:table-cell table:style-name="ce8" office:value-type="string" calcext:value-type="string">
            <text:p>R(l)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9.34" calcext:value-type="float">
            <text:p>9,34</text:p>
          </table:table-cell>
          <table:table-cell table:style-name="ce6" table:formula="of:=[.C4]/[.$C$4]" office:value-type="float" office:value="1" calcext:value-type="float">
            <text:p>1</text:p>
          </table:table-cell>
          <table:table-cell table:style-name="ce3" office:value-type="float" office:value="9.34" calcext:value-type="float">
            <text:p>9,34</text:p>
          </table:table-cell>
          <table:table-cell table:style-name="ce6" table:formula="of:=LN([.C42])" office:value-type="float" office:value="0" calcext:value-type="float">
            <text:p>0</text:p>
          </table:table-cell>
          <table:table-cell/>
          <table:table-cell table:style-name="ce16" office:value-type="float" office:value="15" calcext:value-type="float">
            <text:p>15,00</text:p>
          </table:table-cell>
          <table:table-cell table:style-name="ce18" table:formula="of:=[.F4]/[.$F$4]"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9.6" calcext:value-type="float">
            <text:p>9,60</text:p>
          </table:table-cell>
          <table:table-cell table:style-name="ce6" table:formula="of:=[.C5]/[.$C$4]" office:value-type="float" office:value="0.977011494252874" calcext:value-type="float">
            <text:p>0,977011494252874</text:p>
          </table:table-cell>
          <table:table-cell table:style-name="ce3" office:value-type="float" office:value="9.6" calcext:value-type="float">
            <text:p>9,60</text:p>
          </table:table-cell>
          <table:table-cell table:style-name="ce6" table:formula="of:=LN([.C43])" office:value-type="float" office:value="-0.0232568621642672" calcext:value-type="float">
            <text:p>-0,023256862164267</text:p>
          </table:table-cell>
          <table:table-cell/>
          <table:table-cell table:style-name="ce16" office:value-type="float" office:value="14.77" calcext:value-type="float">
            <text:p>14,77</text:p>
          </table:table-cell>
          <table:table-cell table:style-name="ce18" table:formula="of:=[.F5]/[.$F$4]" office:value-type="float" office:value="0.977011494252874" calcext:value-type="float">
            <text:p>0,977011494252874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9.66" calcext:value-type="float">
            <text:p>9,66</text:p>
          </table:table-cell>
          <table:table-cell table:style-name="ce6" table:formula="of:=[.C6]/[.$C$4]" office:value-type="float" office:value="0.96551724137931" calcext:value-type="float">
            <text:p>0,96551724137931</text:p>
          </table:table-cell>
          <table:table-cell table:style-name="ce3" office:value-type="float" office:value="9.66" calcext:value-type="float">
            <text:p>9,66</text:p>
          </table:table-cell>
          <table:table-cell table:style-name="ce6" table:formula="of:=LN([.C44])" office:value-type="float" office:value="-0.0350913198112701" calcext:value-type="float">
            <text:p>-0,03509131981127</text:p>
          </table:table-cell>
          <table:table-cell/>
          <table:table-cell table:style-name="ce16" office:value-type="float" office:value="14.58" calcext:value-type="float">
            <text:p>14,58</text:p>
          </table:table-cell>
          <table:table-cell table:style-name="ce18" table:formula="of:=[.F6]/[.$F$4]" office:value-type="float" office:value="0.954022988505747" calcext:value-type="float">
            <text:p>0,954022988505747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9.85" calcext:value-type="float">
            <text:p>9,85</text:p>
          </table:table-cell>
          <table:table-cell table:style-name="ce6" table:formula="of:=[.C7]/[.$C$4]" office:value-type="float" office:value="0.954022988505747" calcext:value-type="float">
            <text:p>0,954022988505747</text:p>
          </table:table-cell>
          <table:table-cell table:style-name="ce3" office:value-type="float" office:value="9.85" calcext:value-type="float">
            <text:p>9,85</text:p>
          </table:table-cell>
          <table:table-cell table:style-name="ce6" table:formula="of:=LN([.C45])" office:value-type="float" office:value="-0.0470675108579859" calcext:value-type="float">
            <text:p>-0,047067510857986</text:p>
          </table:table-cell>
          <table:table-cell/>
          <table:table-cell table:style-name="ce16" office:value-type="float" office:value="14.45" calcext:value-type="float">
            <text:p>14,45</text:p>
          </table:table-cell>
          <table:table-cell table:style-name="ce18" table:formula="of:=[.F7]/[.$F$4]" office:value-type="float" office:value="0.942528735632184" calcext:value-type="float">
            <text:p>0,942528735632184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9.89" calcext:value-type="float">
            <text:p>9,89</text:p>
          </table:table-cell>
          <table:table-cell table:style-name="ce6" table:formula="of:=[.C8]/[.$C$4]" office:value-type="float" office:value="0.931034482758621" calcext:value-type="float">
            <text:p>0,931034482758621</text:p>
          </table:table-cell>
          <table:table-cell table:style-name="ce3" office:value-type="float" office:value="9.89" calcext:value-type="float">
            <text:p>9,89</text:p>
          </table:table-cell>
          <table:table-cell table:style-name="ce6" table:formula="of:=LN([.C46])" office:value-type="float" office:value="-0.071458963982145" calcext:value-type="float">
            <text:p>-0,071458963982145</text:p>
          </table:table-cell>
          <table:table-cell/>
          <table:table-cell table:style-name="ce16" office:value-type="float" office:value="14.31" calcext:value-type="float">
            <text:p>14,31</text:p>
          </table:table-cell>
          <table:table-cell table:style-name="ce18" table:formula="of:=[.F8]/[.$F$4]" office:value-type="float" office:value="0.931034482758621" calcext:value-type="float">
            <text:p>0,931034482758621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9.94" calcext:value-type="float">
            <text:p>9,94</text:p>
          </table:table-cell>
          <table:table-cell table:style-name="ce6" table:formula="of:=[.C9]/[.$C$4]" office:value-type="float" office:value="0.919540229885057" calcext:value-type="float">
            <text:p>0,919540229885057</text:p>
          </table:table-cell>
          <table:table-cell table:style-name="ce3" office:value-type="float" office:value="9.94" calcext:value-type="float">
            <text:p>9,94</text:p>
          </table:table-cell>
          <table:table-cell table:style-name="ce6" table:formula="of:=LN([.C47])" office:value-type="float" office:value="-0.0838814839807021" calcext:value-type="float">
            <text:p>-0,083881483980702</text:p>
          </table:table-cell>
          <table:table-cell/>
          <table:table-cell table:style-name="ce16" office:value-type="float" office:value="14.09" calcext:value-type="float">
            <text:p>14,09</text:p>
          </table:table-cell>
          <table:table-cell table:style-name="ce18" table:formula="of:=[.F9]/[.$F$4]" office:value-type="float" office:value="0.908045977011494" calcext:value-type="float">
            <text:p>0,908045977011494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9.97" calcext:value-type="float">
            <text:p>9,97</text:p>
          </table:table-cell>
          <table:table-cell table:style-name="ce6" table:formula="of:=[.C10]/[.$C$4]" office:value-type="float" office:value="0.908045977011494" calcext:value-type="float">
            <text:p>0,908045977011494</text:p>
          </table:table-cell>
          <table:table-cell table:style-name="ce3" office:value-type="float" office:value="9.97" calcext:value-type="float">
            <text:p>9,97</text:p>
          </table:table-cell>
          <table:table-cell table:style-name="ce6" table:formula="of:=LN([.C48])" office:value-type="float" office:value="-0.0964602661875622" calcext:value-type="float">
            <text:p>-0,096460266187562</text:p>
          </table:table-cell>
          <table:table-cell/>
          <table:table-cell table:style-name="ce16" office:value-type="float" office:value="13.59" calcext:value-type="float">
            <text:p>13,59</text:p>
          </table:table-cell>
          <table:table-cell table:style-name="ce18" table:formula="of:=[.F10]/[.$F$4]" office:value-type="float" office:value="0.885057471264368" calcext:value-type="float">
            <text:p>0,885057471264368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01" calcext:value-type="float">
            <text:p>10,01</text:p>
          </table:table-cell>
          <table:table-cell table:style-name="ce6" table:formula="of:=[.C11]/[.$C$4]" office:value-type="float" office:value="0.896551724137931" calcext:value-type="float">
            <text:p>0,896551724137931</text:p>
          </table:table-cell>
          <table:table-cell table:style-name="ce3" office:value-type="float" office:value="10.01" calcext:value-type="float">
            <text:p>10,01</text:p>
          </table:table-cell>
          <table:table-cell table:style-name="ce6" table:formula="of:=LN([.C49])" office:value-type="float" office:value="-0.109199291964992" calcext:value-type="float">
            <text:p>-0,109199291964992</text:p>
          </table:table-cell>
          <table:table-cell/>
          <table:table-cell table:style-name="ce16" office:value-type="float" office:value="13.44" calcext:value-type="float">
            <text:p>13,44</text:p>
          </table:table-cell>
          <table:table-cell table:style-name="ce18" table:formula="of:=[.F11]/[.$F$4]" office:value-type="float" office:value="0.850574712643678" calcext:value-type="float">
            <text:p>0,850574712643678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05" calcext:value-type="float">
            <text:p>10,05</text:p>
          </table:table-cell>
          <table:table-cell table:style-name="ce6" table:formula="of:=[.C12]/[.$C$4]" office:value-type="float" office:value="0.885057471264368" calcext:value-type="float">
            <text:p>0,885057471264368</text:p>
          </table:table-cell>
          <table:table-cell table:style-name="ce3" office:value-type="float" office:value="10.05" calcext:value-type="float">
            <text:p>10,05</text:p>
          </table:table-cell>
          <table:table-cell table:style-name="ce6" table:formula="of:=LN([.C50])" office:value-type="float" office:value="-0.1221026968009" calcext:value-type="float">
            <text:p>-0,1221026968009</text:p>
          </table:table-cell>
          <table:table-cell/>
          <table:table-cell table:style-name="ce16" office:value-type="float" office:value="13.31" calcext:value-type="float">
            <text:p>13,31</text:p>
          </table:table-cell>
          <table:table-cell table:style-name="ce18" table:formula="of:=[.F12]/[.$F$4]" office:value-type="float" office:value="0.839080459770115" calcext:value-type="float">
            <text:p>0,839080459770115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08" calcext:value-type="float">
            <text:p>10,08</text:p>
          </table:table-cell>
          <table:table-cell table:style-name="ce6" table:formula="of:=[.C13]/[.$C$4]" office:value-type="float" office:value="0.862068965517241" calcext:value-type="float">
            <text:p>0,862068965517241</text:p>
          </table:table-cell>
          <table:table-cell table:style-name="ce3" office:value-type="float" office:value="10.08" calcext:value-type="float">
            <text:p>10,08</text:p>
          </table:table-cell>
          <table:table-cell table:style-name="ce6" table:formula="of:=LN([.C51])" office:value-type="float" office:value="-0.148420005118273" calcext:value-type="float">
            <text:p>-0,148420005118273</text:p>
          </table:table-cell>
          <table:table-cell/>
          <table:table-cell table:style-name="ce16" office:value-type="float" office:value="13.09" calcext:value-type="float">
            <text:p>13,09</text:p>
          </table:table-cell>
          <table:table-cell table:style-name="ce18" table:formula="of:=[.F13]/[.$F$4]" office:value-type="float" office:value="0.816091954022988" calcext:value-type="float">
            <text:p>0,816091954022988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09" calcext:value-type="float">
            <text:p>10,09</text:p>
          </table:table-cell>
          <table:table-cell table:style-name="ce6" table:formula="of:=[.C14]/[.$C$4]" office:value-type="float" office:value="0.850574712643678" calcext:value-type="float">
            <text:p>0,850574712643678</text:p>
          </table:table-cell>
          <table:table-cell table:style-name="ce3" office:value-type="float" office:value="10.09" calcext:value-type="float">
            <text:p>10,09</text:p>
          </table:table-cell>
          <table:table-cell table:style-name="ce6" table:formula="of:=LN([.C52])" office:value-type="float" office:value="-0.161843025450414" calcext:value-type="float">
            <text:p>-0,161843025450414</text:p>
          </table:table-cell>
          <table:table-cell/>
          <table:table-cell table:style-name="ce16" office:value-type="float" office:value="12.97" calcext:value-type="float">
            <text:p>12,97</text:p>
          </table:table-cell>
          <table:table-cell table:style-name="ce18" table:formula="of:=[.F14]/[.$F$4]" office:value-type="float" office:value="0.781609195402299" calcext:value-type="float">
            <text:p>0,781609195402299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12" calcext:value-type="float">
            <text:p>10,12</text:p>
          </table:table-cell>
          <table:table-cell table:style-name="ce6" table:formula="of:=[.C15]/[.$C$4]" office:value-type="float" office:value="0.839080459770115" calcext:value-type="float">
            <text:p>0,839080459770115</text:p>
          </table:table-cell>
          <table:table-cell table:style-name="ce3" office:value-type="float" office:value="10.12" calcext:value-type="float">
            <text:p>10,12</text:p>
          </table:table-cell>
          <table:table-cell table:style-name="ce6" table:formula="of:=LN([.C53])" office:value-type="float" office:value="-0.175448677506193" calcext:value-type="float">
            <text:p>-0,175448677506193</text:p>
          </table:table-cell>
          <table:table-cell/>
          <table:table-cell table:style-name="ce16" office:value-type="float" office:value="12.9" calcext:value-type="float">
            <text:p>12,90</text:p>
          </table:table-cell>
          <table:table-cell table:style-name="ce18" table:formula="of:=[.F15]/[.$F$4]" office:value-type="float" office:value="0.770114942528736" calcext:value-type="float">
            <text:p>0,770114942528736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14" calcext:value-type="float">
            <text:p>10,14</text:p>
          </table:table-cell>
          <table:table-cell table:style-name="ce6" table:formula="of:=[.C16]/[.$C$4]" office:value-type="float" office:value="0.827586206896552" calcext:value-type="float">
            <text:p>0,827586206896552</text:p>
          </table:table-cell>
          <table:table-cell table:style-name="ce3" office:value-type="float" office:value="10.14" calcext:value-type="float">
            <text:p>10,14</text:p>
          </table:table-cell>
          <table:table-cell table:style-name="ce6" table:formula="of:=LN([.C54])" office:value-type="float" office:value="-0.189241999638528" calcext:value-type="float">
            <text:p>-0,189241999638528</text:p>
          </table:table-cell>
          <table:table-cell/>
          <table:table-cell table:style-name="ce16" office:value-type="float" office:value="12.69" calcext:value-type="float">
            <text:p>12,69</text:p>
          </table:table-cell>
          <table:table-cell table:style-name="ce18" table:formula="of:=[.F16]/[.$F$4]" office:value-type="float" office:value="0.735632183908046" calcext:value-type="float">
            <text:p>0,735632183908046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18" calcext:value-type="float">
            <text:p>10,18</text:p>
          </table:table-cell>
          <table:table-cell table:style-name="ce6" table:formula="of:=[.C17]/[.$C$4]" office:value-type="float" office:value="0.804597701149425" calcext:value-type="float">
            <text:p>0,804597701149425</text:p>
          </table:table-cell>
          <table:table-cell table:style-name="ce3" office:value-type="float" office:value="10.18" calcext:value-type="float">
            <text:p>10,18</text:p>
          </table:table-cell>
          <table:table-cell table:style-name="ce6" table:formula="of:=LN([.C55])" office:value-type="float" office:value="-0.217412876605225" calcext:value-type="float">
            <text:p>-0,217412876605225</text:p>
          </table:table-cell>
          <table:table-cell/>
          <table:table-cell table:style-name="ce16" office:value-type="float" office:value="12.42" calcext:value-type="float">
            <text:p>12,42</text:p>
          </table:table-cell>
          <table:table-cell table:style-name="ce18" table:formula="of:=[.F17]/[.$F$4]" office:value-type="float" office:value="0.71264367816092" calcext:value-type="float">
            <text:p>0,71264367816092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21" calcext:value-type="float">
            <text:p>10,21</text:p>
          </table:table-cell>
          <table:table-cell table:style-name="ce6" table:formula="of:=[.C18]/[.$C$4]" office:value-type="float" office:value="0.793103448275862" calcext:value-type="float">
            <text:p>0,793103448275862</text:p>
          </table:table-cell>
          <table:table-cell table:style-name="ce3" office:value-type="float" office:value="10.21" calcext:value-type="float">
            <text:p>10,21</text:p>
          </table:table-cell>
          <table:table-cell table:style-name="ce6" table:formula="of:=LN([.C56])" office:value-type="float" office:value="-0.231801614057324" calcext:value-type="float">
            <text:p>-0,231801614057324</text:p>
          </table:table-cell>
          <table:table-cell/>
          <table:table-cell table:style-name="ce16" office:value-type="float" office:value="12.2" calcext:value-type="float">
            <text:p>12,20</text:p>
          </table:table-cell>
          <table:table-cell table:style-name="ce18" table:formula="of:=[.F18]/[.$F$4]" office:value-type="float" office:value="0.67816091954023" calcext:value-type="float">
            <text:p>0,67816091954023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25" calcext:value-type="float">
            <text:p>10,25</text:p>
          </table:table-cell>
          <table:table-cell table:style-name="ce6" table:formula="of:=[.C19]/[.$C$4]" office:value-type="float" office:value="0.781609195402299" calcext:value-type="float">
            <text:p>0,781609195402299</text:p>
          </table:table-cell>
          <table:table-cell table:style-name="ce3" office:value-type="float" office:value="10.25" calcext:value-type="float">
            <text:p>10,25</text:p>
          </table:table-cell>
          <table:table-cell table:style-name="ce6" table:formula="of:=LN([.C57])" office:value-type="float" office:value="-0.246400413478477" calcext:value-type="float">
            <text:p>-0,246400413478477</text:p>
          </table:table-cell>
          <table:table-cell/>
          <table:table-cell table:style-name="ce16" office:value-type="float" office:value="12.11" calcext:value-type="float">
            <text:p>12,11</text:p>
          </table:table-cell>
          <table:table-cell table:style-name="ce18" table:formula="of:=[.F19]/[.$F$4]" office:value-type="float" office:value="0.655172413793103" calcext:value-type="float">
            <text:p>0,655172413793103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36" calcext:value-type="float">
            <text:p>10,36</text:p>
          </table:table-cell>
          <table:table-cell table:style-name="ce6" table:formula="of:=[.C20]/[.$C$4]" office:value-type="float" office:value="0.758620689655172" calcext:value-type="float">
            <text:p>0,758620689655172</text:p>
          </table:table-cell>
          <table:table-cell table:style-name="ce3" office:value-type="float" office:value="10.36" calcext:value-type="float">
            <text:p>10,36</text:p>
          </table:table-cell>
          <table:table-cell table:style-name="ce6" table:formula="of:=LN([.C58])" office:value-type="float" office:value="-0.276253376628158" calcext:value-type="float">
            <text:p>-0,276253376628158</text:p>
          </table:table-cell>
          <table:table-cell/>
          <table:table-cell table:style-name="ce16" office:value-type="float" office:value="11.93" calcext:value-type="float">
            <text:p>11,93</text:p>
          </table:table-cell>
          <table:table-cell table:style-name="ce18" table:formula="of:=[.F20]/[.$F$4]" office:value-type="float" office:value="0.64367816091954" calcext:value-type="float">
            <text:p>0,64367816091954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4" calcext:value-type="float">
            <text:p>10,40</text:p>
          </table:table-cell>
          <table:table-cell table:style-name="ce6" table:formula="of:=[.C21]/[.$C$4]" office:value-type="float" office:value="0.735632183908046" calcext:value-type="float">
            <text:p>0,735632183908046</text:p>
          </table:table-cell>
          <table:table-cell table:style-name="ce3" office:value-type="float" office:value="10.4" calcext:value-type="float">
            <text:p>10,40</text:p>
          </table:table-cell>
          <table:table-cell table:style-name="ce6" table:formula="of:=LN([.C59])" office:value-type="float" office:value="-0.307025035294912" calcext:value-type="float">
            <text:p>-0,307025035294912</text:p>
          </table:table-cell>
          <table:table-cell/>
          <table:table-cell table:style-name="ce16" office:value-type="float" office:value="11.82" calcext:value-type="float">
            <text:p>11,82</text:p>
          </table:table-cell>
          <table:table-cell table:style-name="ce18" table:formula="of:=[.F21]/[.$F$4]" office:value-type="float" office:value="0.609195402298851" calcext:value-type="float">
            <text:p>0,609195402298851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49" calcext:value-type="float">
            <text:p>10,49</text:p>
          </table:table-cell>
          <table:table-cell table:style-name="ce6" table:formula="of:=[.C22]/[.$C$4]" office:value-type="float" office:value="0.724137931034483" calcext:value-type="float">
            <text:p>0,724137931034483</text:p>
          </table:table-cell>
          <table:table-cell table:style-name="ce3" office:value-type="float" office:value="10.49" calcext:value-type="float">
            <text:p>10,49</text:p>
          </table:table-cell>
          <table:table-cell table:style-name="ce6" table:formula="of:=LN([.C60])" office:value-type="float" office:value="-0.322773392263051" calcext:value-type="float">
            <text:p>-0,322773392263051</text:p>
          </table:table-cell>
          <table:table-cell/>
          <table:table-cell table:style-name="ce16" office:value-type="float" office:value="11.59" calcext:value-type="float">
            <text:p>11,59</text:p>
          </table:table-cell>
          <table:table-cell table:style-name="ce18" table:formula="of:=[.F22]/[.$F$4]" office:value-type="float" office:value="0.597701149425287" calcext:value-type="float">
            <text:p>0,597701149425287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55" calcext:value-type="float">
            <text:p>10,55</text:p>
          </table:table-cell>
          <table:table-cell table:style-name="ce6" table:formula="of:=[.C23]/[.$C$4]" office:value-type="float" office:value="0.689655172413793" calcext:value-type="float">
            <text:p>0,689655172413793</text:p>
          </table:table-cell>
          <table:table-cell table:style-name="ce3" office:value-type="float" office:value="10.55" calcext:value-type="float">
            <text:p>10,55</text:p>
          </table:table-cell>
          <table:table-cell table:style-name="ce6" table:formula="of:=LN([.C61])" office:value-type="float" office:value="-0.371563556432483" calcext:value-type="float">
            <text:p>-0,371563556432483</text:p>
          </table:table-cell>
          <table:table-cell/>
          <table:table-cell table:style-name="ce16" office:value-type="float" office:value="11.55" calcext:value-type="float">
            <text:p>11,55</text:p>
          </table:table-cell>
          <table:table-cell table:style-name="ce18" table:formula="of:=[.F23]/[.$F$4]" office:value-type="float" office:value="0.574712643678161" calcext:value-type="float">
            <text:p>0,574712643678161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58" calcext:value-type="float">
            <text:p>10,58</text:p>
          </table:table-cell>
          <table:table-cell table:style-name="ce6" table:formula="of:=[.C24]/[.$C$4]" office:value-type="float" office:value="0.666666666666667" calcext:value-type="float">
            <text:p>0,666666666666667</text:p>
          </table:table-cell>
          <table:table-cell table:style-name="ce3" office:value-type="float" office:value="10.58" calcext:value-type="float">
            <text:p>10,58</text:p>
          </table:table-cell>
          <table:table-cell table:style-name="ce6" table:formula="of:=LN([.C62])" office:value-type="float" office:value="-0.405465108108164" calcext:value-type="float">
            <text:p>-0,405465108108164</text:p>
          </table:table-cell>
          <table:table-cell/>
          <table:table-cell table:style-name="ce16" office:value-type="float" office:value="11.3" calcext:value-type="float">
            <text:p>11,30</text:p>
          </table:table-cell>
          <table:table-cell table:style-name="ce18" table:formula="of:=[.F24]/[.$F$4]" office:value-type="float" office:value="0.540229885057471" calcext:value-type="float">
            <text:p>0,540229885057471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63" calcext:value-type="float">
            <text:p>10,63</text:p>
          </table:table-cell>
          <table:table-cell table:style-name="ce6" table:formula="of:=[.C25]/[.$C$4]" office:value-type="float" office:value="0.64367816091954" calcext:value-type="float">
            <text:p>0,64367816091954</text:p>
          </table:table-cell>
          <table:table-cell table:style-name="ce3" office:value-type="float" office:value="10.63" calcext:value-type="float">
            <text:p>10,63</text:p>
          </table:table-cell>
          <table:table-cell table:style-name="ce6" table:formula="of:=LN([.C63])" office:value-type="float" office:value="-0.440556427919435" calcext:value-type="float">
            <text:p>-0,440556427919435</text:p>
          </table:table-cell>
          <table:table-cell/>
          <table:table-cell table:style-name="ce16" office:value-type="float" office:value="11.22" calcext:value-type="float">
            <text:p>11,22</text:p>
          </table:table-cell>
          <table:table-cell table:style-name="ce18" table:formula="of:=[.F25]/[.$F$4]" office:value-type="float" office:value="0.517241379310345" calcext:value-type="float">
            <text:p>0,517241379310345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71" calcext:value-type="float">
            <text:p>10,71</text:p>
          </table:table-cell>
          <table:table-cell table:style-name="ce6" table:formula="of:=[.C26]/[.$C$4]" office:value-type="float" office:value="0.632183908045977" calcext:value-type="float">
            <text:p>0,632183908045977</text:p>
          </table:table-cell>
          <table:table-cell table:style-name="ce3" office:value-type="float" office:value="10.71" calcext:value-type="float">
            <text:p>10,71</text:p>
          </table:table-cell>
          <table:table-cell table:style-name="ce6" table:formula="of:=LN([.C64])" office:value-type="float" office:value="-0.458574933422113" calcext:value-type="float">
            <text:p>-0,458574933422113</text:p>
          </table:table-cell>
          <table:table-cell/>
          <table:table-cell table:style-name="ce16" office:value-type="float" office:value="11.06" calcext:value-type="float">
            <text:p>11,06</text:p>
          </table:table-cell>
          <table:table-cell table:style-name="ce18" table:formula="of:=[.F26]/[.$F$4]" office:value-type="float" office:value="0.505747126436782" calcext:value-type="float">
            <text:p>0,505747126436782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77" calcext:value-type="float">
            <text:p>10,77</text:p>
          </table:table-cell>
          <table:table-cell table:style-name="ce6" table:formula="of:=[.C27]/[.$C$4]" office:value-type="float" office:value="0.609195402298851" calcext:value-type="float">
            <text:p>0,609195402298851</text:p>
          </table:table-cell>
          <table:table-cell table:style-name="ce3" office:value-type="float" office:value="10.77" calcext:value-type="float">
            <text:p>10,77</text:p>
          </table:table-cell>
          <table:table-cell table:style-name="ce6" table:formula="of:=LN([.C65])" office:value-type="float" office:value="-0.495616205102462" calcext:value-type="float">
            <text:p>-0,495616205102462</text:p>
          </table:table-cell>
          <table:table-cell/>
          <table:table-cell table:style-name="ce16" office:value-type="float" office:value="10.99" calcext:value-type="float">
            <text:p>10,99</text:p>
          </table:table-cell>
          <table:table-cell table:style-name="ce18" table:formula="of:=[.F27]/[.$F$4]" office:value-type="float" office:value="0.471264367816092" calcext:value-type="float">
            <text:p>0,471264367816092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82" calcext:value-type="float">
            <text:p>10,82</text:p>
          </table:table-cell>
          <table:table-cell table:style-name="ce6" table:formula="of:=[.C28]/[.$C$4]" office:value-type="float" office:value="0.586206896551724" calcext:value-type="float">
            <text:p>0,586206896551724</text:p>
          </table:table-cell>
          <table:table-cell table:style-name="ce3" office:value-type="float" office:value="10.82" calcext:value-type="float">
            <text:p>10,82</text:p>
          </table:table-cell>
          <table:table-cell table:style-name="ce6" table:formula="of:=LN([.C66])" office:value-type="float" office:value="-0.534082485930258" calcext:value-type="float">
            <text:p>-0,534082485930258</text:p>
          </table:table-cell>
          <table:table-cell/>
          <table:table-cell table:style-name="ce16" office:value-type="float" office:value="10.93" calcext:value-type="float">
            <text:p>10,93</text:p>
          </table:table-cell>
          <table:table-cell table:style-name="ce18" table:formula="of:=[.F28]/[.$F$4]" office:value-type="float" office:value="0.448275862068966" calcext:value-type="float">
            <text:p>0,448275862068966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94" calcext:value-type="float">
            <text:p>10,94</text:p>
          </table:table-cell>
          <table:table-cell table:style-name="ce6" table:formula="of:=[.C29]/[.$C$4]" office:value-type="float" office:value="0.551724137931034" calcext:value-type="float">
            <text:p>0,551724137931034</text:p>
          </table:table-cell>
          <table:table-cell table:style-name="ce3" office:value-type="float" office:value="10.94" calcext:value-type="float">
            <text:p>10,94</text:p>
          </table:table-cell>
          <table:table-cell table:style-name="ce6" table:formula="of:=LN([.C67])" office:value-type="float" office:value="-0.594707107746693" calcext:value-type="float">
            <text:p>-0,594707107746693</text:p>
          </table:table-cell>
          <table:table-cell/>
          <table:table-cell table:style-name="ce16" office:value-type="float" office:value="10.76" calcext:value-type="float">
            <text:p>10,76</text:p>
          </table:table-cell>
          <table:table-cell table:style-name="ce18" table:formula="of:=[.F29]/[.$F$4]" office:value-type="float" office:value="0.413793103448276" calcext:value-type="float">
            <text:p>0,413793103448276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0.99" calcext:value-type="float">
            <text:p>10,99</text:p>
          </table:table-cell>
          <table:table-cell table:style-name="ce6" table:formula="of:=[.C30]/[.$C$4]" office:value-type="float" office:value="0.540229885057471" calcext:value-type="float">
            <text:p>0,540229885057471</text:p>
          </table:table-cell>
          <table:table-cell table:style-name="ce3" office:value-type="float" office:value="10.99" calcext:value-type="float">
            <text:p>10,99</text:p>
          </table:table-cell>
          <table:table-cell table:style-name="ce6" table:formula="of:=LN([.C68])" office:value-type="float" office:value="-0.615760516944525" calcext:value-type="float">
            <text:p>-0,615760516944525</text:p>
          </table:table-cell>
          <table:table-cell/>
          <table:table-cell table:style-name="ce16" office:value-type="float" office:value="10.72" calcext:value-type="float">
            <text:p>10,72</text:p>
          </table:table-cell>
          <table:table-cell table:style-name="ce18" table:formula="of:=[.F30]/[.$F$4]" office:value-type="float" office:value="0.39080459770115" calcext:value-type="float">
            <text:p>0,39080459770115</text:p>
          </table:table-cell>
          <table:table-cell table:number-columns-repeated="56"/>
        </table:table-row>
        <table:table-row table:style-name="ro5">
          <table:table-cell/>
          <table:table-cell table:style-name="ce3" office:value-type="float" office:value="11.02" calcext:value-type="float">
            <text:p>11,02</text:p>
          </table:table-cell>
          <table:table-cell table:style-name="ce6" table:formula="of:=[.C31]/[.$C$4]" office:value-type="float" office:value="0.517241379310345" calcext:value-type="float">
            <text:p>0,517241379310345</text:p>
          </table:table-cell>
          <table:table-cell table:style-name="ce3" office:value-type="float" office:value="11.02" calcext:value-type="float">
            <text:p>11,02</text:p>
          </table:table-cell>
          <table:table-cell table:style-name="ce6" table:formula="of:=LN([.C69])" office:value-type="float" office:value="-0.659245628884264" calcext:value-type="float">
            <text:p>-0,659245628884264</text:p>
          </table:table-cell>
          <table:table-cell/>
          <table:table-cell table:style-name="ce17" office:value-type="float" office:value="10.65" calcext:value-type="float">
            <text:p>10,65</text:p>
          </table:table-cell>
          <table:table-cell table:style-name="ce18" table:formula="of:=[.F31]/[.$F$4]" office:value-type="float" office:value="0.344827586206897" calcext:value-type="float">
            <text:p>0,344827586206897</text:p>
          </table:table-cell>
          <table:table-cell table:number-columns-repeated="56"/>
        </table:table-row>
        <table:table-row table:style-name="ro4">
          <table:table-cell/>
          <table:table-cell table:style-name="ce3" office:value-type="float" office:value="11.24" calcext:value-type="float">
            <text:p>11,24</text:p>
          </table:table-cell>
          <table:table-cell table:style-name="ce6" table:formula="of:=[.C32]/[.$C$4]" office:value-type="float" office:value="0.482758620689655" calcext:value-type="float">
            <text:p>0,482758620689655</text:p>
          </table:table-cell>
          <table:table-cell table:style-name="ce3" office:value-type="float" office:value="11.24" calcext:value-type="float">
            <text:p>11,24</text:p>
          </table:table-cell>
          <table:table-cell table:style-name="ce6" table:formula="of:=LN([.C70])" office:value-type="float" office:value="-0.728238500371215" calcext:value-type="float">
            <text:p>-0,728238500371215</text:p>
          </table:table-cell>
          <table:table-cell table:number-columns-repeated="59"/>
        </table:table-row>
        <table:table-row table:style-name="ro4">
          <table:table-cell/>
          <table:table-cell table:style-name="ce3" office:value-type="float" office:value="11.37" calcext:value-type="float">
            <text:p>11,37</text:p>
          </table:table-cell>
          <table:table-cell table:style-name="ce6" table:formula="of:=[.C33]/[.$C$4]" office:value-type="float" office:value="0.448275862068966" calcext:value-type="float">
            <text:p>0,448275862068966</text:p>
          </table:table-cell>
          <table:table-cell table:style-name="ce3" office:value-type="float" office:value="11.37" calcext:value-type="float">
            <text:p>11,37</text:p>
          </table:table-cell>
          <table:table-cell table:style-name="ce6" table:formula="of:=LN([.C71])" office:value-type="float" office:value="-0.802346472524937" calcext:value-type="float">
            <text:p>-0,802346472524937</text:p>
          </table:table-cell>
          <table:table-cell table:number-columns-repeated="59"/>
        </table:table-row>
        <table:table-row table:style-name="ro4">
          <table:table-cell/>
          <table:table-cell table:style-name="ce3" office:value-type="float" office:value="11.51" calcext:value-type="float">
            <text:p>11,51</text:p>
          </table:table-cell>
          <table:table-cell table:style-name="ce6" table:formula="of:=[.C34]/[.$C$4]" office:value-type="float" office:value="0.413793103448276" calcext:value-type="float">
            <text:p>0,413793103448276</text:p>
          </table:table-cell>
          <table:table-cell table:style-name="ce3" office:value-type="float" office:value="11.51" calcext:value-type="float">
            <text:p>11,51</text:p>
          </table:table-cell>
          <table:table-cell table:style-name="ce6" table:formula="of:=LN([.C72])" office:value-type="float" office:value="-0.882389180198474" calcext:value-type="float">
            <text:p>-0,882389180198474</text:p>
          </table:table-cell>
          <table:table-cell table:number-columns-repeated="59"/>
        </table:table-row>
        <table:table-row table:style-name="ro4">
          <table:table-cell/>
          <table:table-cell table:style-name="ce3" office:value-type="float" office:value="11.69" calcext:value-type="float">
            <text:p>11,69</text:p>
          </table:table-cell>
          <table:table-cell table:style-name="ce6" table:formula="of:=[.C35]/[.$C$4]" office:value-type="float" office:value="0.390804597701149" calcext:value-type="float">
            <text:p>0,390804597701149</text:p>
          </table:table-cell>
          <table:table-cell table:style-name="ce3" office:value-type="float" office:value="11.69" calcext:value-type="float">
            <text:p>11,69</text:p>
          </table:table-cell>
          <table:table-cell table:style-name="ce6" table:formula="of:=LN([.C73])" office:value-type="float" office:value="-0.939547594038422" calcext:value-type="float">
            <text:p>-0,939547594038422</text:p>
          </table:table-cell>
          <table:table-cell table:number-columns-repeated="59"/>
        </table:table-row>
        <table:table-row table:style-name="ro5">
          <table:table-cell/>
          <table:table-cell table:style-name="ce4" office:value-type="float" office:value="11.9" calcext:value-type="float">
            <text:p>11,90</text:p>
          </table:table-cell>
          <table:table-cell table:style-name="ce6" table:formula="of:=[.C36]/[.$C$4]" office:value-type="float" office:value="0.344827586206897" calcext:value-type="float">
            <text:p>0,344827586206897</text:p>
          </table:table-cell>
          <table:table-cell table:style-name="ce4" office:value-type="float" office:value="11.9" calcext:value-type="float">
            <text:p>11,90</text:p>
          </table:table-cell>
          <table:table-cell table:style-name="ce6" table:formula="of:=LN([.C74])" office:value-type="float" office:value="-1.06471073699243" calcext:value-type="float">
            <text:p>-1,06471073699243</text:p>
          </table:table-cell>
          <table:table-cell table:number-columns-repeated="59"/>
        </table:table-row>
        <table:table-row table:style-name="ro1">
          <table:table-cell table:number-columns-repeated="10"/>
          <table:table-cell>
            <draw:frame table:end-cell-address="Sheet1.S96" table:end-x="0.939cm" table:end-y="0.088cm" draw:z-index="1" draw:name="Диаграмма 2" draw:style-name="gr2" draw:text-style-name="P2" svg:width="22.908cm" svg:height="10.712cm" svg:x="1.5cm" svg:y="0.119cm">
              <draw:object draw:notify-on-update-of-ranges="Sheet1.E42:Sheet1.E74 Sheet1.D42:Sheet1.D7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Sheet1.H101" table:end-x="0.381cm" table:end-y="0.264cm" draw:z-index="0" draw:name="Диаграмма 1" draw:style-name="gr2" draw:text-style-name="P2" svg:width="24.626cm" svg:height="13.105cm" svg:x="1.838cm" svg:y="0.001cm">
              <draw:object draw:notify-on-update-of-ranges="Sheet1.C41:Sheet1.C41 Sheet1.C42:Sheet1.C74 Sheet1.B42:Sheet1.B74 Sheet1.H41:Sheet1.H41 Sheet1.H42:Sheet1.H69 Sheet1.G42:Sheet1.G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22">
          <table:table-cell table:number-columns-repeated="64"/>
        </table:table-row>
        <table:table-row table:style-name="ro6">
          <table:table-cell table:number-columns-repeated="17"/>
          <table:table-cell table:style-name="ce20" office:value-type="string" calcext:value-type="string" table:number-columns-spanned="2" table:number-rows-spanned="1">
            <text:p>Подвижное зеркало</text:p>
          </table:table-cell>
          <table:covered-table-cell table:style-name="ce24"/>
          <table:table-cell table:number-columns-repeated="45"/>
        </table:table-row>
        <table:table-row table:style-name="ro7">
          <table:table-cell table:number-columns-repeated="17"/>
          <table:table-cell table:style-name="ce21" office:value-type="string" calcext:value-type="string">
            <text:p>x, мм</text:p>
          </table:table-cell>
          <table:table-cell table:style-name="ce25" office:value-type="string" calcext:value-type="string">
            <text:p>I, мкА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0.14" calcext:value-type="float">
            <text:p>0,14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0.19" calcext:value-type="float">
            <text:p>0,19</text:p>
          </table:table-cell>
          <table:table-cell table:style-name="ce26" office:value-type="float" office:value="2.5" calcext:value-type="float">
            <text:p>2,5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0.25" calcext:value-type="float">
            <text:p>0,25</text:p>
          </table:table-cell>
          <table:table-cell table:style-name="ce26" office:value-type="float" office:value="3" calcext:value-type="float">
            <text:p>3,0</text:p>
          </table:table-cell>
          <table:table-cell table:number-columns-repeated="45"/>
        </table:table-row>
        <table:table-row table:style-name="ro4">
          <table:table-cell table:number-columns-repeated="9"/>
          <table:table-cell>
            <draw:frame table:end-cell-address="Sheet1.P123" table:end-x="0.598cm" table:end-y="0.44cm" draw:z-index="2" draw:name="Диаграмма 4" draw:style-name="gr2" draw:text-style-name="P2" svg:width="19.474cm" svg:height="9.816cm" svg:x="0.467cm" svg:y="0.467cm">
              <draw:object draw:notify-on-update-of-ranges="Sheet1.S101:Sheet1.S101 Sheet1.S102:Sheet1.S123 Sheet1.R102:Sheet1.R1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ce22" office:value-type="float" office:value="0.3" calcext:value-type="float">
            <text:p>0,30</text:p>
          </table:table-cell>
          <table:table-cell table:style-name="ce26" office:value-type="float" office:value="3.5" calcext:value-type="float">
            <text:p>3,5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0.41" calcext:value-type="float">
            <text:p>0,41</text:p>
          </table:table-cell>
          <table:table-cell table:style-name="ce26" office:value-type="float" office:value="4" calcext:value-type="float">
            <text:p>4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0.65" calcext:value-type="float">
            <text:p>0,65</text:p>
          </table:table-cell>
          <table:table-cell table:style-name="ce26" office:value-type="float" office:value="4.5" calcext:value-type="float">
            <text:p>4,5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1.01" calcext:value-type="float">
            <text:p>1,01</text:p>
          </table:table-cell>
          <table:table-cell table:style-name="ce26" office:value-type="float" office:value="5" calcext:value-type="float">
            <text:p>5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1.29" calcext:value-type="float">
            <text:p>1,29</text:p>
          </table:table-cell>
          <table:table-cell table:style-name="ce26" office:value-type="float" office:value="5.5" calcext:value-type="float">
            <text:p>5,5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1.57" calcext:value-type="float">
            <text:p>1,57</text:p>
          </table:table-cell>
          <table:table-cell table:style-name="ce26" office:value-type="float" office:value="6" calcext:value-type="float">
            <text:p>6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2.19" calcext:value-type="float">
            <text:p>2,19</text:p>
          </table:table-cell>
          <table:table-cell table:style-name="ce26" office:value-type="float" office:value="6.6" calcext:value-type="float">
            <text:p>6,6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3.03" calcext:value-type="float">
            <text:p>3,03</text:p>
          </table:table-cell>
          <table:table-cell table:style-name="ce26" office:value-type="float" office:value="6.2" calcext:value-type="float">
            <text:p>6,2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3.72" calcext:value-type="float">
            <text:p>3,72</text:p>
          </table:table-cell>
          <table:table-cell table:style-name="ce26" office:value-type="float" office:value="5" calcext:value-type="float">
            <text:p>5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4.12" calcext:value-type="float">
            <text:p>4,12</text:p>
          </table:table-cell>
          <table:table-cell table:style-name="ce26" office:value-type="float" office:value="4" calcext:value-type="float">
            <text:p>4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5.14" calcext:value-type="float">
            <text:p>5,14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6.47" calcext:value-type="float">
            <text:p>6,47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6.79" calcext:value-type="float">
            <text:p>6,79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7.02" calcext:value-type="float">
            <text:p>7,02</text:p>
          </table:table-cell>
          <table:table-cell table:style-name="ce26" office:value-type="float" office:value="3.3" calcext:value-type="float">
            <text:p>3,3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7.2" calcext:value-type="float">
            <text:p>7,20</text:p>
          </table:table-cell>
          <table:table-cell table:style-name="ce26" office:value-type="float" office:value="5.1" calcext:value-type="float">
            <text:p>5,1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8.19" calcext:value-type="float">
            <text:p>8,19</text:p>
          </table:table-cell>
          <table:table-cell table:style-name="ce26" office:value-type="float" office:value="6.8" calcext:value-type="float">
            <text:p>6,8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9.32" calcext:value-type="float">
            <text:p>9,32</text:p>
          </table:table-cell>
          <table:table-cell table:style-name="ce26" office:value-type="float" office:value="4.9" calcext:value-type="float">
            <text:p>4,9</text:p>
          </table:table-cell>
          <table:table-cell table:number-columns-repeated="45"/>
        </table:table-row>
        <table:table-row table:style-name="ro4">
          <table:table-cell table:number-columns-repeated="17"/>
          <table:table-cell table:style-name="ce22" office:value-type="float" office:value="9.88" calcext:value-type="float">
            <text:p>9,88</text:p>
          </table:table-cell>
          <table:table-cell table:style-name="ce26" office:value-type="float" office:value="2.5" calcext:value-type="float">
            <text:p>2,5</text:p>
          </table:table-cell>
          <table:table-cell table:number-columns-repeated="45"/>
        </table:table-row>
        <table:table-row table:style-name="ro5">
          <table:table-cell table:number-columns-repeated="17"/>
          <table:table-cell table:style-name="ce23" office:value-type="float" office:value="10.31" calcext:value-type="float">
            <text:p>10,31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45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8" style:display-name="Status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9" style:display-name="Tex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20" style:display-name="Warning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гарита Кузнецова</meta:initial-creator>
    <meta:print-date>2021-03-23T16:21:00</meta:print-date>
    <meta:creation-date>2015-06-05T18:17:20</meta:creation-date>
    <dc:date>2021-03-24T07:18:08.824869054</dc:date>
    <meta:generator>LibreOffice/6.4.6.2$Linux_X86_64 LibreOffice_project/40$Build-2</meta:generator>
    <meta:editing-duration>PT9H39M32S</meta:editing-duration>
    <meta:editing-cycles>1</meta:editing-cycles>
    <meta:document-statistic meta:table-count="1" meta:cell-count="366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Times New Roman'" style:font-family-generic="roman" fo:font-size="14pt" fo:language="ru" fo:country="RU" fo:font-weight="bold" style:font-size-asian="14pt" style:font-weight-asian="bold" style:font-family-complex="'Times New Roman'" style:font-family-generic-complex="roman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'Times New Roman'" style:font-family-generic="roman" fo:font-size="9pt" fo:font-style="italic" fo:font-weight="bold" style:font-size-asian="9pt" style:font-style-asian="italic" style:font-weight-asian="bold" style:font-family-complex="'Times New Roman'" style:font-family-generic-complex="roman" style:font-size-complex="9pt" style:font-style-complex="italic" style:font-weight-complex="bold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2">
      <style:chart-properties chart:display-label="true" chart:tick-marks-minor-inner="false" chart:tick-marks-minor-outer="true" chart:logarithmic="false" chart:minimum="8" chart:interval-major="0.4" chart:interval-minor-divisor="4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6" style:family="chart">
      <style:chart-properties chart:auto-position="true" style:rotation-angle="0"/>
      <style:text-properties fo:color="#000000" style:text-position="0% 100%" fo:font-family="'Times New Roman'" style:font-family-generic="roman" fo:font-size="10pt" fo:language="en" fo:country="US" fo:font-style="italic" fo:font-weight="bold" style:font-size-asian="10pt" style:font-style-asian="italic" style:font-weight-asian="bold" style:font-family-complex="'Times New Roman'" style:font-family-generic-complex="roman" style:font-size-complex="10pt" style:font-style-complex="italic" style:font-weight-complex="bold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display-label="true" chart:tick-marks-minor-inner="false" chart:tick-marks-minor-outer="true" chart:logarithmic="false" chart:minimum="0.2" chart:interval-major="0.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10" style:family="chart">
      <style:chart-properties style:rotation-angle="90"/>
      <style:text-properties fo:color="#000000" style:text-position="0% 100%" fo:font-family="'Times New Roman'" style:font-family-generic="roman" fo:font-size="10pt" fo:language="en" fo:country="US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628cm" svg:height="13.107cm" xlink:href=".." xlink:type="simple" chart:class="chart:scatter" chart:style-name="ch1">
        <chart:title svg:x="2.078cm" svg:y="0.397cm" chart:style-name="ch2">
          <text:p>График 1. Зависисмость коэффициентов прохождения и отражения от величины зазора</text:p>
        </chart:title>
        <chart:legend chart:legend-position="end" svg:x="22.805cm" svg:y="6.032cm" style:legend-expansion="high" chart:style-name="ch3"/>
        <chart:plot-area chart:style-name="ch4" table:cell-range-address="Sheet1.B42:Sheet1.C74 Sheet1.C41:Sheet1.C41 Sheet1.H41:Sheet1.H69" chart:data-source-has-labels="row" svg:x="1.552cm" svg:y="1.512cm" svg:width="20.761cm" svg:height="10.303cm">
          <chartooo:coordinate-region svg:x="2.359cm" svg:y="1.698cm" svg:width="19.596cm" svg:height="9.497cm"/>
          <chart:axis chart:dimension="x" chart:name="primary-x" chart:style-name="ch5">
            <chart:title svg:x="11.497cm" svg:y="12.078cm" chart:style-name="ch6">
              <text:p>l, мм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37cm" svg:y="7.348cm" chart:style-name="ch10">
              <text:p>I/Imax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C42:Sheet1.C74" chart:label-cell-address="Sheet1.C41:Sheet1.C41" chart:class="chart:scatter">
            <chart:domain table:cell-range-address="Sheet1.B42:Sheet1.B74"/>
            <chart:data-point chart:repeated="33"/>
          </chart:series>
          <chart:series chart:style-name="ch12" chart:values-cell-range-address="Sheet1.H42:Sheet1.H69" chart:label-cell-address="Sheet1.H41:Sheet1.H41" chart:class="chart:scatter">
            <chart:domain table:cell-range-address="Sheet1.G42:Sheet1.G69"/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(l)</text:p>
                <draw:g>
                  <svg:desc>Sheet1.C41:Sheet1.C4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(l)</text:p>
                <draw:g>
                  <svg:desc>Sheet1.H41:Sheet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4">
                <text:p>9.34</text:p>
                <draw:g>
                  <svg:desc>Sheet1.B42:Sheet1.B74</svg:desc>
                </draw:g>
              </table:table-cell>
              <table:table-cell office:value-type="float" office:value="1">
                <text:p>1</text:p>
                <draw:g>
                  <svg:desc>Sheet1.C42:Sheet1.C74</svg:desc>
                </draw:g>
              </table:table-cell>
              <table:table-cell office:value-type="float" office:value="15">
                <text:p>15</text:p>
                <draw:g>
                  <svg:desc>Sheet1.G42:Sheet1.G69</svg:desc>
                </draw:g>
              </table:table-cell>
              <table:table-cell office:value-type="float" office:value="1">
                <text:p>1</text:p>
                <draw:g>
                  <svg:desc>Sheet1.H42:Sheet1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">
                <text:p>9.6</text:p>
              </table:table-cell>
              <table:table-cell office:value-type="float" office:value="0.977011494252874">
                <text:p>0.977011494252874</text:p>
              </table:table-cell>
              <table:table-cell office:value-type="float" office:value="14.77">
                <text:p>14.77</text:p>
              </table:table-cell>
              <table:table-cell office:value-type="float" office:value="0.977011494252874">
                <text:p>0.9770114942528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6">
                <text:p>9.66</text:p>
              </table:table-cell>
              <table:table-cell office:value-type="float" office:value="0.96551724137931">
                <text:p>0.96551724137931</text:p>
              </table:table-cell>
              <table:table-cell office:value-type="float" office:value="14.58">
                <text:p>14.58</text:p>
              </table:table-cell>
              <table:table-cell office:value-type="float" office:value="0.954022988505747">
                <text:p>0.954022988505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5">
                <text:p>9.85</text:p>
              </table:table-cell>
              <table:table-cell office:value-type="float" office:value="0.954022988505747">
                <text:p>0.954022988505747</text:p>
              </table:table-cell>
              <table:table-cell office:value-type="float" office:value="14.45">
                <text:p>14.45</text:p>
              </table:table-cell>
              <table:table-cell office:value-type="float" office:value="0.942528735632184">
                <text:p>0.942528735632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9">
                <text:p>9.89</text:p>
              </table:table-cell>
              <table:table-cell office:value-type="float" office:value="0.931034482758621">
                <text:p>0.931034482758621</text:p>
              </table:table-cell>
              <table:table-cell office:value-type="float" office:value="14.31">
                <text:p>14.31</text:p>
              </table:table-cell>
              <table:table-cell office:value-type="float" office:value="0.931034482758621">
                <text:p>0.93103448275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4">
                <text:p>9.94</text:p>
              </table:table-cell>
              <table:table-cell office:value-type="float" office:value="0.919540229885057">
                <text:p>0.919540229885057</text:p>
              </table:table-cell>
              <table:table-cell office:value-type="float" office:value="14.09">
                <text:p>14.09</text:p>
              </table:table-cell>
              <table:table-cell office:value-type="float" office:value="0.908045977011494">
                <text:p>0.908045977011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">
                <text:p>9.97</text:p>
              </table:table-cell>
              <table:table-cell office:value-type="float" office:value="0.908045977011494">
                <text:p>0.908045977011494</text:p>
              </table:table-cell>
              <table:table-cell office:value-type="float" office:value="13.59">
                <text:p>13.59</text:p>
              </table:table-cell>
              <table:table-cell office:value-type="float" office:value="0.885057471264368">
                <text:p>0.885057471264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1">
                <text:p>10.01</text:p>
              </table:table-cell>
              <table:table-cell office:value-type="float" office:value="0.896551724137931">
                <text:p>0.896551724137931</text:p>
              </table:table-cell>
              <table:table-cell office:value-type="float" office:value="13.44">
                <text:p>13.44</text:p>
              </table:table-cell>
              <table:table-cell office:value-type="float" office:value="0.850574712643678">
                <text:p>0.850574712643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5">
                <text:p>10.05</text:p>
              </table:table-cell>
              <table:table-cell office:value-type="float" office:value="0.885057471264368">
                <text:p>0.885057471264368</text:p>
              </table:table-cell>
              <table:table-cell office:value-type="float" office:value="13.31">
                <text:p>13.31</text:p>
              </table:table-cell>
              <table:table-cell office:value-type="float" office:value="0.839080459770115">
                <text:p>0.839080459770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13.09">
                <text:p>13.09</text:p>
              </table:table-cell>
              <table:table-cell office:value-type="float" office:value="0.816091954022988">
                <text:p>0.81609195402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9">
                <text:p>10.09</text:p>
              </table:table-cell>
              <table:table-cell office:value-type="float" office:value="0.850574712643678">
                <text:p>0.850574712643678</text:p>
              </table:table-cell>
              <table:table-cell office:value-type="float" office:value="12.97">
                <text:p>12.97</text:p>
              </table:table-cell>
              <table:table-cell office:value-type="float" office:value="0.781609195402299">
                <text:p>0.781609195402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2">
                <text:p>10.12</text:p>
              </table:table-cell>
              <table:table-cell office:value-type="float" office:value="0.839080459770115">
                <text:p>0.839080459770115</text:p>
              </table:table-cell>
              <table:table-cell office:value-type="float" office:value="12.9">
                <text:p>12.9</text:p>
              </table:table-cell>
              <table:table-cell office:value-type="float" office:value="0.770114942528736">
                <text:p>0.770114942528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4">
                <text:p>10.14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2.69">
                <text:p>12.69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8">
                <text:p>10.18</text:p>
              </table:table-cell>
              <table:table-cell office:value-type="float" office:value="0.804597701149425">
                <text:p>0.804597701149425</text:p>
              </table:table-cell>
              <table:table-cell office:value-type="float" office:value="12.42">
                <text:p>12.42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">
                <text:p>10.21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12.2">
                <text:p>12.2</text:p>
              </table:table-cell>
              <table:table-cell office:value-type="float" office:value="0.67816091954023">
                <text:p>0.67816091954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  <table:table-cell office:value-type="float" office:value="0.781609195402299">
                <text:p>0.781609195402299</text:p>
              </table:table-cell>
              <table:table-cell office:value-type="float" office:value="12.11">
                <text:p>12.11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">
                <text:p>10.36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1.93">
                <text:p>11.93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">
                <text:p>10.4</text:p>
              </table:table-cell>
              <table:table-cell office:value-type="float" office:value="0.735632183908046">
                <text:p>0.735632183908046</text:p>
              </table:table-cell>
              <table:table-cell office:value-type="float" office:value="11.82">
                <text:p>11.82</text:p>
              </table:table-cell>
              <table:table-cell office:value-type="float" office:value="0.609195402298851">
                <text:p>0.609195402298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9">
                <text:p>10.49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11.59">
                <text:p>11.59</text:p>
              </table:table-cell>
              <table:table-cell office:value-type="float" office:value="0.597701149425287">
                <text:p>0.597701149425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5">
                <text:p>10.55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1.55">
                <text:p>11.55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8">
                <text:p>10.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.3">
                <text:p>11.3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3">
                <text:p>10.63</text:p>
              </table:table-cell>
              <table:table-cell office:value-type="float" office:value="0.64367816091954">
                <text:p>0.64367816091954</text:p>
              </table:table-cell>
              <table:table-cell office:value-type="float" office:value="11.22">
                <text:p>11.22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1">
                <text:p>10.71</text:p>
              </table:table-cell>
              <table:table-cell office:value-type="float" office:value="0.632183908045977">
                <text:p>0.632183908045977</text:p>
              </table:table-cell>
              <table:table-cell office:value-type="float" office:value="11.06">
                <text:p>11.06</text:p>
              </table:table-cell>
              <table:table-cell office:value-type="float" office:value="0.505747126436782">
                <text:p>0.505747126436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77">
                <text:p>10.77</text:p>
              </table:table-cell>
              <table:table-cell office:value-type="float" office:value="0.609195402298851">
                <text:p>0.609195402298851</text:p>
              </table:table-cell>
              <table:table-cell office:value-type="float" office:value="10.99">
                <text:p>10.99</text:p>
              </table:table-cell>
              <table:table-cell office:value-type="float" office:value="0.471264367816092">
                <text:p>0.471264367816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2">
                <text:p>10.8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0.93">
                <text:p>10.93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4">
                <text:p>10.94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0.76">
                <text:p>10.76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9">
                <text:p>10.99</text:p>
              </table:table-cell>
              <table:table-cell office:value-type="float" office:value="0.540229885057471">
                <text:p>0.540229885057471</text:p>
              </table:table-cell>
              <table:table-cell office:value-type="float" office:value="10.72">
                <text:p>10.72</text:p>
              </table:table-cell>
              <table:table-cell office:value-type="float" office:value="0.39080459770115">
                <text:p>0.39080459770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2">
                <text:p>11.02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0.65">
                <text:p>10.65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4">
                <text:p>11.24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37">
                <text:p>11.37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1">
                <text:p>11.51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9">
                <text:p>11.69</text:p>
              </table:table-cell>
              <table:table-cell office:value-type="float" office:value="0.390804597701149">
                <text:p>0.39080459770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">
                <text:p>11.9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Times New Roman'" style:font-family-generic="roman" fo:font-size="14pt" fo:language="ru" fo:country="RU" fo:font-weight="bold" style:font-size-asian="14pt" style:font-weight-asian="bold" style:font-family-complex="'Times New Roman'" style:font-family-generic-complex="roman" style:font-size-complex="14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inor-inner="false" chart:tick-marks-minor-outer="true" chart:logarithmic="false" chart:minimum="9" chart:interval-major="0.3" chart:interval-minor-divisor="5" chart:reverse-direction="false" text:line-break="false" loext:try-staggering-first="false" chart:link-data-style-to-source="false" chart:axis-position="-1.3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family="'Times New Roman'" style:font-family-generic="roman" fo:font-size="10pt" fo:language="en" fo:country="US" fo:font-style="italic" fo:font-weight="bold" style:font-size-asian="10pt" style:font-style-asian="italic" style:font-weight-asian="bold" style:font-family-complex="'Times New Roman'" style:font-family-generic-complex="roman" style:font-size-complex="10pt" style:font-style-complex="italic" style:font-weight-complex="bold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31">
      <style:chart-properties chart:display-label="true" chart:tick-marks-minor-inner="false" chart:tick-marks-minor-outer="true" chart:logarithmic="false" chart:maximum="0.1" chart:interval-major="0.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9" style:family="chart">
      <style:chart-properties chart:auto-position="true" style:rotation-angle="90"/>
      <style:text-properties fo:color="#000000" style:text-position="0% 100%" fo:font-family="'Times New Roman'" style:font-family-generic="roman" fo:font-size="11pt" fo:language="en" fo:country="US" fo:font-style="italic" fo:font-weight="bold" style:font-size-asian="11pt" style:font-style-asian="italic" style:font-weight-asian="bold" style:font-family-complex="'Times New Roman'" style:font-family-generic-complex="roman" style:font-size-complex="11pt" style:font-style-complex="italic" style:font-weight-complex="bold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.2" loext:regression-force-intercept="false" chart:regression-type="linear"/>
      <style:graphic-properties draw:stroke="dash" draw:stroke-dash="msLineDash_20_1" svg:stroke-width="0.053cm" svg:stroke-color="#5b9bd5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91cm" svg:height="10.713cm" xlink:href=".." xlink:type="simple" chart:class="chart:scatter" chart:style-name="ch1">
        <chart:title svg:x="0.597cm" svg:y="0.349cm" chart:style-name="ch2">
          <text:p>График 2. Зависимость коэффициента прохождения от величины зазора в логарифмическом масштабе</text:p>
        </chart:title>
        <chart:plot-area chart:style-name="ch3" table:cell-range-address="Sheet1.D42:Sheet1.E74" svg:x="1.564cm" svg:y="1.972cm" svg:width="20.888cm" svg:height="7.497cm">
          <chartooo:coordinate-region svg:x="2.318cm" svg:y="2.158cm" svg:width="19.775cm" svg:height="6.691cm"/>
          <chart:axis chart:dimension="x" chart:name="primary-x" chart:style-name="ch4">
            <chart:title svg:x="11.573cm" svg:y="9.684cm" chart:style-name="ch5">
              <text:p>l, мм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2cm" chart:style-name="ch9">
              <text:p>ln(Т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E42:Sheet1.E74" chart:class="chart:scatter">
            <chart:domain table:cell-range-address="Sheet1.D42:Sheet1.D74"/>
            <chart:regression-curve chart:style-name="ch11"/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34">
                <text:p>9.34</text:p>
                <draw:g>
                  <svg:desc>Sheet1.D42:Sheet1.D74</svg:desc>
                </draw:g>
              </table:table-cell>
              <table:table-cell office:value-type="float" office:value="0">
                <text:p>0</text:p>
                <draw:g>
                  <svg:desc>Sheet1.E42:Sheet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">
                <text:p>9.6</text:p>
              </table:table-cell>
              <table:table-cell office:value-type="float" office:value="-0.0232568621642672">
                <text:p>-0.023256862164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6">
                <text:p>9.66</text:p>
              </table:table-cell>
              <table:table-cell office:value-type="float" office:value="-0.0350913198112701">
                <text:p>-0.0350913198112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5">
                <text:p>9.85</text:p>
              </table:table-cell>
              <table:table-cell office:value-type="float" office:value="-0.0470675108579859">
                <text:p>-0.047067510857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9">
                <text:p>9.89</text:p>
              </table:table-cell>
              <table:table-cell office:value-type="float" office:value="-0.071458963982145">
                <text:p>-0.071458963982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4">
                <text:p>9.94</text:p>
              </table:table-cell>
              <table:table-cell office:value-type="float" office:value="-0.0838814839807021">
                <text:p>-0.0838814839807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">
                <text:p>9.97</text:p>
              </table:table-cell>
              <table:table-cell office:value-type="float" office:value="-0.0964602661875622">
                <text:p>-0.0964602661875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1">
                <text:p>10.01</text:p>
              </table:table-cell>
              <table:table-cell office:value-type="float" office:value="-0.109199291964992">
                <text:p>-0.109199291964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5">
                <text:p>10.05</text:p>
              </table:table-cell>
              <table:table-cell office:value-type="float" office:value="-0.1221026968009">
                <text:p>-0.1221026968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-0.148420005118273">
                <text:p>-0.148420005118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9">
                <text:p>10.09</text:p>
              </table:table-cell>
              <table:table-cell office:value-type="float" office:value="-0.161843025450414">
                <text:p>-0.161843025450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2">
                <text:p>10.12</text:p>
              </table:table-cell>
              <table:table-cell office:value-type="float" office:value="-0.175448677506193">
                <text:p>-0.175448677506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4">
                <text:p>10.14</text:p>
              </table:table-cell>
              <table:table-cell office:value-type="float" office:value="-0.189241999638528">
                <text:p>-0.189241999638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8">
                <text:p>10.18</text:p>
              </table:table-cell>
              <table:table-cell office:value-type="float" office:value="-0.217412876605225">
                <text:p>-0.217412876605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">
                <text:p>10.21</text:p>
              </table:table-cell>
              <table:table-cell office:value-type="float" office:value="-0.231801614057324">
                <text:p>-0.231801614057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">
                <text:p>10.25</text:p>
              </table:table-cell>
              <table:table-cell office:value-type="float" office:value="-0.246400413478477">
                <text:p>-0.246400413478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">
                <text:p>10.36</text:p>
              </table:table-cell>
              <table:table-cell office:value-type="float" office:value="-0.276253376628158">
                <text:p>-0.27625337662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">
                <text:p>10.4</text:p>
              </table:table-cell>
              <table:table-cell office:value-type="float" office:value="-0.307025035294912">
                <text:p>-0.307025035294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9">
                <text:p>10.49</text:p>
              </table:table-cell>
              <table:table-cell office:value-type="float" office:value="-0.322773392263051">
                <text:p>-0.322773392263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5">
                <text:p>10.55</text:p>
              </table:table-cell>
              <table:table-cell office:value-type="float" office:value="-0.371563556432483">
                <text:p>-0.371563556432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8">
                <text:p>10.58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3">
                <text:p>10.63</text:p>
              </table:table-cell>
              <table:table-cell office:value-type="float" office:value="-0.440556427919435">
                <text:p>-0.440556427919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71">
                <text:p>10.71</text:p>
              </table:table-cell>
              <table:table-cell office:value-type="float" office:value="-0.458574933422113">
                <text:p>-0.458574933422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77">
                <text:p>10.77</text:p>
              </table:table-cell>
              <table:table-cell office:value-type="float" office:value="-0.495616205102462">
                <text:p>-0.495616205102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2">
                <text:p>10.82</text:p>
              </table:table-cell>
              <table:table-cell office:value-type="float" office:value="-0.534082485930258">
                <text:p>-0.534082485930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94">
                <text:p>10.94</text:p>
              </table:table-cell>
              <table:table-cell office:value-type="float" office:value="-0.594707107746693">
                <text:p>-0.594707107746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9">
                <text:p>10.99</text:p>
              </table:table-cell>
              <table:table-cell office:value-type="float" office:value="-0.615760516944525">
                <text:p>-0.615760516944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2">
                <text:p>11.02</text:p>
              </table:table-cell>
              <table:table-cell office:value-type="float" office:value="-0.659245628884264">
                <text:p>-0.659245628884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24">
                <text:p>11.24</text:p>
              </table:table-cell>
              <table:table-cell office:value-type="float" office:value="-0.728238500371215">
                <text:p>-0.728238500371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37">
                <text:p>11.37</text:p>
              </table:table-cell>
              <table:table-cell office:value-type="float" office:value="-0.802346472524937">
                <text:p>-0.802346472524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1">
                <text:p>11.51</text:p>
              </table:table-cell>
              <table:table-cell office:value-type="float" office:value="-0.882389180198474">
                <text:p>-0.882389180198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9">
                <text:p>11.69</text:p>
              </table:table-cell>
              <table:table-cell office:value-type="float" office:value="-0.939547594038422">
                <text:p>-0.939547594038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">
                <text:p>11.9</text:p>
              </table:table-cell>
              <table:table-cell office:value-type="float" office:value="-1.06471073699243">
                <text:p>-1.06471073699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30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'Times New Roman'" style:font-family-generic="roman" fo:font-size="14pt" fo:language="ru" fo:country="RU" fo:font-weight="bold" style:font-size-asian="14pt" style:font-weight-asian="bold" style:font-family-complex="'Times New Roman'" style:font-family-generic-complex="roman" style:font-size-complex="14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-0.3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family="'Times New Roman'" style:font-family-generic="roman" fo:font-size="8pt" fo:language="ru" fo:country="RU" fo:font-weight="bold" style:font-size-asian="8pt" style:font-weight-asian="bold" style:font-family-complex="'Times New Roman'" style:font-family-generic-complex="roman" style:font-size-complex="8pt" style:font-weight-complex="bold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30">
      <style:chart-properties chart:display-label="true" chart:tick-marks-minor-inner="false" chart:tick-marks-minor-outer="true" chart:logarithmic="false" chart:minimum="-0.2" chart:interval-major="0.8" chart:interval-minor-divisor="5" chart:reverse-direction="false" text:line-break="false" loext:try-staggering-first="false" chart:link-data-style-to-source="false" chart:axis-position="-0.3" chart:tick-mark-position="at-axis"/>
      <style:graphic-properties svg:stroke-width="0.026cm" svg:stroke-color="#bfbfbf"/>
      <style:text-properties fo:color="#000000" style:text-position="0% 100%" fo:font-family="'Times New Roman'" style:font-family-generic="roman" fo:font-size="9pt" fo:font-weight="bold" style:font-size-asian="9pt" style:font-weight-asian="bold" style:font-family-complex="'Times New Roman'" style:font-family-generic-complex="roman" style:font-size-complex="9pt" style:font-weight-complex="bold"/>
    </style:style>
    <style:style style:name="ch9" style:family="chart">
      <style:chart-properties chart:auto-position="true" style:rotation-angle="90"/>
      <style:text-properties fo:color="#000000" style:text-position="0% 100%" fo:font-family="'Times New Roman'" style:font-family-generic="roman" fo:font-size="10pt" fo:language="en" fo:country="US" fo:font-weight="bold" style:font-size-asian="10pt" style:font-weight-asian="bold" style:font-family-complex="'Times New Roman'" style:font-family-generic-complex="roman" style:font-size-complex="10pt" style:font-weight-complex="bold"/>
    </style:style>
    <style:style style:name="ch10" style:family="chart" style:data-style-name="N13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474cm" svg:height="9.816cm" xlink:href=".." xlink:type="simple" chart:class="chart:scatter" chart:style-name="ch1">
        <chart:title svg:x="7.677cm" svg:y="0.331cm" chart:style-name="ch2">
          <text:p>График 3. I = f(x)</text:p>
        </chart:title>
        <chart:plot-area chart:style-name="ch3" table:cell-range-address="Sheet1.R102:Sheet1.S123 Sheet1.S101:Sheet1.S101" chart:data-source-has-labels="row" svg:x="1.449cm" svg:y="1.38cm" svg:width="17.636cm" svg:height="7.331cm">
          <chartooo:coordinate-region svg:x="2.203cm" svg:y="1.566cm" svg:width="16.524cm" svg:height="6.839cm"/>
          <chart:axis chart:dimension="x" chart:name="primary-x" chart:style-name="ch4">
            <chart:title svg:x="9.766cm" svg:y="8.907cm" chart:style-name="ch5">
              <text:p>Х0, мм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86cm" chart:style-name="ch9">
              <text:p>I, мкА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S102:Sheet1.S123" chart:label-cell-address="Sheet1.S101:Sheet1.S101" chart:class="chart:scatter">
            <chart:domain table:cell-range-address="Sheet1.R102:Sheet1.R123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I, мкА</text:p>
                <draw:g>
                  <svg:desc>Sheet1.S101:Sheet1.S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">
                <text:p>0.14</text:p>
                <draw:g>
                  <svg:desc>Sheet1.R102:Sheet1.R123</svg:desc>
                </draw:g>
              </table:table-cell>
              <table:table-cell office:value-type="float" office:value="2">
                <text:p>2</text:p>
                <draw:g>
                  <svg:desc>Sheet1.S102:Sheet1.S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">
                <text:p>1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9">
                <text:p>1.2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">
                <text:p>1.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">
                <text:p>2.1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3">
                <text:p>3.0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2">
                <text:p>3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">
                <text:p>4.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4">
                <text:p>5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7">
                <text:p>6.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9">
                <text:p>6.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2">
                <text:p>7.0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">
                <text:p>7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9">
                <text:p>8.1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2">
                <text:p>9.3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88">
                <text:p>9.8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31">
                <text:p>10.3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3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9cm" svg:height="11.396cm" xlink:href=".." xlink:type="simple" chart:class="chart:scatter" chart:style-name="ch1">
        <chart:title svg:x="7.483cm" svg:y="0.363cm" chart:style-name="ch2">
          <text:p>Пожвижное зеркало</text:p>
        </chart:title>
        <chart:plot-area chart:style-name="ch3" table:cell-range-address="Sheet1.R102:Sheet1.S123" svg:x="1.395cm" svg:y="1.369cm" svg:width="17.43cm" svg:height="8.819cm">
          <chartooo:coordinate-region svg:x="2.122cm" svg:y="1.568cm" svg:width="16.278cm" svg:height="7.973cm"/>
          <chart:axis chart:dimension="x" chart:name="primary-x" chart:style-name="ch4">
            <chart:title svg:x="9.682cm" svg:y="10.415cm" chart:style-name="ch5">
              <text:p>x, мм</text:p>
            </chart:title>
          </chart:axis>
          <chart:axis chart:dimension="y" chart:name="primary-y" chart:style-name="ch6">
            <chart:title svg:x="0.451cm" svg:y="6.232cm" chart:style-name="ch7">
              <text:p>I, мкА</text:p>
            </chart:title>
            <chart:grid chart:style-name="ch8" chart:class="major"/>
          </chart:axis>
          <chart:series chart:style-name="ch9" chart:values-cell-range-address="Sheet1.S102:Sheet1.S123" chart:class="chart:scatter">
            <chart:domain table:cell-range-address="Sheet1.R102:Sheet1.R1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">
                <text:p>0.14</text:p>
                <draw:g>
                  <svg:desc>Sheet1.R102:Sheet1.R123</svg:desc>
                </draw:g>
              </table:table-cell>
              <table:table-cell office:value-type="float" office:value="2">
                <text:p>2</text:p>
                <draw:g>
                  <svg:desc>Sheet1.S102:Sheet1.S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">
                <text:p>0.1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">
                <text:p>1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9">
                <text:p>1.2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">
                <text:p>1.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">
                <text:p>2.1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3">
                <text:p>3.0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2">
                <text:p>3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">
                <text:p>4.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4">
                <text:p>5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7">
                <text:p>6.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9">
                <text:p>6.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2">
                <text:p>7.0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">
                <text:p>7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9">
                <text:p>8.1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2">
                <text:p>9.3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88">
                <text:p>9.8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31">
                <text:p>10.3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